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ula1" style:family="table">
      <style:table-properties style:width="19.315cm" table:align="left"/>
    </style:style>
    <style:style style:name="Taula1.A" style:family="table-column">
      <style:table-column-properties style:column-width="2.395cm"/>
    </style:style>
    <style:style style:name="Taula1.B" style:family="table-column">
      <style:table-column-properties style:column-width="1.642cm"/>
    </style:style>
    <style:style style:name="Taula1.C" style:family="table-column">
      <style:table-column-properties style:column-width="2.554cm"/>
    </style:style>
    <style:style style:name="Taula1.D" style:family="table-column">
      <style:table-column-properties style:column-width="9.335cm"/>
    </style:style>
    <style:style style:name="Taula1.E" style:family="table-column">
      <style:table-column-properties style:column-width="3.388cm"/>
    </style:style>
    <style:style style:name="Taula1.A1" style:family="table-cell">
      <style:table-cell-properties fo:background-color="#bfbfbf" fo:padding="0.049cm" fo:border-left="0.035cm solid #808080" fo:border-right="none" fo:border-top="0.035cm solid #808080" fo:border-bottom="0.035cm solid #808080">
        <style:background-image/>
      </style:table-cell-properties>
    </style:style>
    <style:style style:name="Taula1.E1" style:family="table-cell">
      <style:table-cell-properties fo:background-color="#bfbfbf" fo:padding="0.049cm" fo:border="0.035cm solid #808080">
        <style:background-image/>
      </style:table-cell-properties>
    </style:style>
    <style:style style:name="Taula1.A2" style:family="table-cell">
      <style:table-cell-properties fo:padding="0.049cm" fo:border-left="0.035cm solid #808080" fo:border-right="none" fo:border-top="none" fo:border-bottom="0.035cm solid #808080"/>
    </style:style>
    <style:style style:name="Taula1.E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color="#ff0000" fo:font-weight="bold" style:font-weight-asian="bold" style:font-weight-complex="bold"/>
    </style:style>
    <style:style style:name="P5" style:family="paragraph" style:parent-style-name="Table_20_Contents">
      <style:paragraph-properties fo:margin-left="0cm" fo:margin-right="0cm" fo:margin-top="0cm" fo:margin-bottom="0.499cm" fo:text-indent="0cm" style:auto-text-indent="false" fo:padding-left="0.191cm" fo:padding-right="0.191cm" fo:padding-top="0cm" fo:padding-bottom="0.049cm" fo:border-left="0.035cm solid #000000" fo:border-right="0.035cm solid #000000" fo:border-top="none" fo:border-bottom="0.035cm solid #000000"/>
      <style:text-properties fo:font-weight="bold"/>
    </style:style>
    <style:style style:name="P6" style:family="paragraph" style:parent-style-name="Table_20_Contents">
      <style:paragraph-properties fo:margin-left="0cm" fo:margin-right="0cm" fo:margin-top="0cm" fo:margin-bottom="0.499cm" fo:text-indent="0cm" style:auto-text-indent="false" fo:padding-left="0cm" fo:padding-right="0.191cm" fo:padding-top="0cm" fo:padding-bottom="0.049cm" fo:border-left="none" fo:border-right="0.035cm solid #000000" fo:border-top="none" fo:border-bottom="0.035cm solid #000000"/>
    </style:style>
    <style:style style:name="P7" style:family="paragraph" style:parent-style-name="Table_20_Contents">
      <style:paragraph-properties fo:margin-left="0cm" fo:margin-right="0cm" fo:margin-top="0cm" fo:margin-bottom="0.499cm" fo:text-indent="0cm" style:auto-text-indent="false" fo:padding-left="0cm" fo:padding-right="0.191cm" fo:padding-top="0cm" fo:padding-bottom="0.049cm" fo:border-left="none" fo:border-right="0.035cm solid #000000" fo:border-top="none" fo:border-bottom="0.035cm solid #000000"/>
      <style:text-properties fo:font-weight="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1">
      <style:paragraph-properties fo:text-align="justify" style:justify-single-word="false"/>
      <style:text-properties fo:font-weight="normal" style:font-weight-asian="normal" style:font-weight-complex="normal"/>
    </style:style>
    <style:style style:name="P10" style:family="paragraph" style:parent-style-name="Standard" style:list-style-name="L1">
      <style:paragraph-properties fo:text-align="justify" style:justify-single-word="false"/>
      <style:text-properties fo:font-weight="normal" style:font-weight-asian="normal" style:font-weight-complex="normal"/>
    </style:style>
    <style:style style:name="P11" style:family="paragraph" style:parent-style-name="Standard" style:list-style-name="L1">
      <style:paragraph-properties fo:text-align="justify" style:justify-single-word="false"/>
      <style:text-properties fo:font-weight="normal" style:font-weight-asian="normal" style:font-weight-complex="normal"/>
    </style:style>
    <style:style style:name="P12" style:family="paragraph" style:parent-style-name="Standard" style:list-style-name="L1">
      <style:paragraph-properties fo:text-align="justify" style:justify-single-word="false"/>
      <style:text-properties fo:font-weight="normal" style:font-weight-asian="normal" style:font-weight-complex="normal"/>
    </style:style>
    <style:style style:name="P13" style:family="paragraph" style:parent-style-name="Standard" style:list-style-name="L2">
      <style:paragraph-properties fo:text-align="justify" style:justify-single-word="false"/>
      <style:text-properties fo:font-weight="normal" style:font-weight-asian="normal" style:font-weight-complex="normal"/>
    </style:style>
    <style:style style:name="P14" style:family="paragraph" style:parent-style-name="Standard" style:list-style-name="L2">
      <style:paragraph-properties fo:text-align="justify" style:justify-single-word="false"/>
      <style:text-properties fo:font-weight="normal" style:font-weight-asian="normal" style:font-weight-complex="normal"/>
    </style:style>
    <style:style style:name="P15" style:family="paragraph" style:parent-style-name="Standard" style:list-style-name="L2">
      <style:paragraph-properties fo:text-align="justify" style:justify-single-word="false"/>
      <style:text-properties fo:font-weight="normal" style:font-weight-asian="normal" style:font-weight-complex="normal"/>
    </style:style>
    <style:style style:name="P16" style:family="paragraph" style:parent-style-name="Standard" style:list-style-name="L2">
      <style:paragraph-properties fo:text-align="justify" style:justify-single-word="false"/>
      <style:text-properties fo:font-weight="normal" style:font-weight-asian="normal" style:font-weight-complex="normal"/>
    </style:style>
    <style:style style:name="P17" style:family="paragraph" style:parent-style-name="Standard" style:list-style-name="L2">
      <style:paragraph-properties fo:text-align="justify" style:justify-single-word="false"/>
      <style:text-properties fo:font-weight="normal" style:font-weight-asian="normal" style:font-weight-complex="normal"/>
    </style:style>
    <style:style style:name="P18" style:family="paragraph" style:parent-style-name="Standard" style:list-style-name="L3">
      <style:paragraph-properties fo:text-align="justify" style:justify-single-word="false"/>
      <style:text-properties fo:font-weight="normal" style:font-weight-asian="normal" style:font-weight-complex="normal"/>
    </style:style>
    <style:style style:name="P19" style:family="paragraph" style:parent-style-name="Standard" style:list-style-name="L3">
      <style:paragraph-properties fo:text-align="justify" style:justify-single-word="false"/>
      <style:text-properties fo:font-weight="normal" style:font-weight-asian="normal" style:font-weight-complex="normal"/>
    </style:style>
    <style:style style:name="P20" style:family="paragraph" style:parent-style-name="Standard" style:list-style-name="L3">
      <style:paragraph-properties fo:text-align="justify" style:justify-single-word="false"/>
      <style:text-properties fo:font-weight="normal" style:font-weight-asian="normal" style:font-weight-complex="normal"/>
    </style:style>
    <style:style style:name="P21" style:family="paragraph" style:parent-style-name="Standard" style:list-style-name="L3">
      <style:paragraph-properties fo:text-align="justify" style:justify-single-word="false"/>
      <style:text-properties fo:font-weight="normal" style:font-weight-asian="normal" style:font-weight-complex="normal"/>
    </style:style>
    <style:style style:name="P22" style:family="paragraph" style:parent-style-name="Standard" style:list-style-name="L4">
      <style:paragraph-properties fo:text-align="justify" style:justify-single-word="false"/>
      <style:text-properties fo:font-weight="normal" style:font-weight-asian="normal" style:font-weight-complex="normal"/>
    </style:style>
    <style:style style:name="P23" style:family="paragraph" style:parent-style-name="Standard" style:list-style-name="L4">
      <style:paragraph-properties fo:text-align="justify" style:justify-single-word="false"/>
      <style:text-properties fo:font-weight="normal" style:font-weight-asian="normal" style:font-weight-complex="normal"/>
    </style:style>
    <style:style style:name="P24" style:family="paragraph" style:parent-style-name="Standard" style:list-style-name="L4">
      <style:paragraph-properties fo:text-align="justify" style:justify-single-word="false"/>
      <style:text-properties fo:font-weight="normal" style:font-weight-asian="normal" style:font-weight-complex="normal"/>
    </style:style>
    <style:style style:name="P25" style:family="paragraph" style:parent-style-name="Standard" style:list-style-name="L5">
      <style:paragraph-properties fo:text-align="justify" style:justify-single-word="false"/>
      <style:text-properties fo:font-weight="normal" style:font-weight-asian="normal" style:font-weight-complex="normal"/>
    </style:style>
    <style:style style:name="P26" style:family="paragraph" style:parent-style-name="Standard" style:list-style-name="L5">
      <style:paragraph-properties fo:text-align="justify" style:justify-single-word="false"/>
      <style:text-properties fo:font-weight="normal" style:font-weight-asian="normal" style:font-weight-complex="normal"/>
    </style:style>
    <style:style style:name="P27" style:family="paragraph" style:parent-style-name="Standard" style:list-style-name="L6">
      <style:paragraph-properties fo:text-align="justify" style:justify-single-word="false"/>
      <style:text-properties fo:font-weight="normal" style:font-weight-asian="normal" style:font-weight-complex="normal"/>
    </style:style>
    <style:style style:name="P28" style:family="paragraph" style:parent-style-name="Standard" style:list-style-name="L6">
      <style:paragraph-properties fo:text-align="justify" style:justify-single-word="false"/>
      <style:text-properties fo:font-weight="normal" style:font-weight-asian="normal" style:font-weight-complex="normal"/>
    </style:style>
    <style:style style:name="P29" style:family="paragraph" style:parent-style-name="Standard" style:list-style-name="L4">
      <style:paragraph-properties fo:text-align="justify" style:justify-single-word="false"/>
      <style:text-properties fo:font-weight="normal" style:font-weight-asian="normal" style:font-weight-complex="normal"/>
    </style:style>
    <style:style style:name="P30" style:family="paragraph" style:parent-style-name="Standard" style:list-style-name="L4">
      <style:paragraph-properties fo:text-align="justify" style:justify-single-word="false"/>
      <style:text-properties fo:font-weight="normal" style:font-weight-asian="normal" style:font-weight-complex="normal"/>
    </style:style>
    <style:style style:name="P31" style:family="paragraph" style:parent-style-name="Standard" style:list-style-name="L4">
      <style:paragraph-properties fo:text-align="justify" style:justify-single-word="false"/>
      <style:text-properties fo:font-weight="normal" style:font-weight-asian="normal" style:font-weight-complex="normal"/>
    </style:style>
    <style:style style:name="P32" style:family="paragraph" style:parent-style-name="Standard" style:list-style-name="L4">
      <style:paragraph-properties fo:text-align="justify" style:justify-single-word="false"/>
      <style:text-properties fo:font-weight="normal" style:font-weight-asian="normal" style:font-weight-complex="normal"/>
    </style:style>
    <style:style style:name="P33" style:family="paragraph" style:parent-style-name="Standard" style:list-style-name="L4">
      <style:paragraph-properties fo:text-align="justify" style:justify-single-word="false"/>
      <style:text-properties fo:font-weight="normal" style:font-weight-asian="normal" style:font-weight-complex="normal"/>
    </style:style>
    <style:style style:name="P34" style:family="paragraph" style:parent-style-name="Standard">
      <style:paragraph-properties fo:text-align="justify" style:justify-single-word="false"/>
      <style:text-properties fo:font-weight="bold" style:font-weight-asian="bold" style:font-weight-complex="bold"/>
    </style:style>
    <style:style style:name="P35"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6" style:family="paragraph" style:parent-style-name="Table_20_Heading">
      <style:paragraph-properties fo:margin-left="0cm" fo:margin-right="0cm" fo:margin-top="0cm" fo:margin-bottom="0.499cm" fo:text-indent="0cm" style:auto-text-indent="false" fo:padding-left="0.191cm" fo:padding-right="0.191cm" fo:padding-top="0.049cm" fo:padding-bottom="0.049cm" fo:border="0.035cm solid #000000"/>
      <style:text-properties fo:font-weight="bold"/>
    </style:style>
    <style:style style:name="P37" style:family="paragraph" style:parent-style-name="Table_20_Heading">
      <style:paragraph-properties fo:margin-left="0cm" fo:margin-right="0cm" fo:margin-top="0cm" fo:margin-bottom="0.499cm" fo:text-indent="0cm" style:auto-text-indent="false" fo:padding-left="0cm" fo:padding-right="0.191cm" fo:padding-top="0.049cm" fo:padding-bottom="0.049cm" fo:border-left="none" fo:border-right="0.035cm solid #000000" fo:border-top="0.035cm solid #000000" fo:border-bottom="0.035cm solid #000000"/>
      <style:text-propertie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esbós) 10-3-08</text:p>
      <text:p text:style-name="P1"/>
      <text:p text:style-name="P2">Definició del problema</text:p>
      <text:p text:style-name="P2"/>
      <text:p text:style-name="P3">L'empresa ha anat informatitzant algunes parts per separat però de manera rudimentària i poc integrada. Existeixen tres parts diferenciades:</text:p>
      <text:list text:style-name="L1">
        <text:list-item>
          <text:p text:style-name="P9">Conjunt de fulls de càlcul amb la informació dels clients, peticions de transport, serveis realitzats i incidències.</text:p>
        </text:list-item>
        <text:list-item>
          <text:p text:style-name="P9">Sistema web amb: una pàgina informativa + un servei de peticions on-line a través de fitxers XML (només per a clients grans). Les dades dels fitxers XML són temporals i es carreguen automàticament als fulls de càlcul descrits interiorment. El procés es fa un cop al dia.</text:p>
        </text:list-item>
        <text:list-item>
          <text:p text:style-name="P9">Programa matemàtic d'optimització lineal que serveix d'ajuda per a fer la planificació diària dels transports. Aquesta planificació es fa manualment, a partir de la informació que dóna aquest programa i els fulls de càlcul (no hi ha més integració entre els 2 sistemes que la persona que els utilitza conjuntament).</text:p>
        </text:list-item>
      </text:list>
      <text:p text:style-name="P3"/>
      <text:list text:style-name="L1">
        <text:list-header>
          <text:p text:style-name="P9"/>
        </text:list-header>
      </text:list>
      <text:p text:style-name="P3">Fora d'això, les activitats de l'empresa que encara es fan de forma totalment o parcialment manual són:</text:p>
      <text:list text:style-name="L2">
        <text:list-item>
          <text:p text:style-name="P13">La planificació dels transports, és a dir, l'assignació de cada un dels productes a un vehicle en concret, segons la direcció de destí, la data límit d'entrega o les característiques especials del producte. De la mateixa manera, la planificació també inclou l'assignació d'una ruta a cada vehicle, que es dissenya segons els productes a transportar.</text:p>
        </text:list-item>
        <text:list-item>
          <text:p text:style-name="P13">Contractació de nous vehicles temporalment per puntes de producció.</text:p>
        </text:list-item>
        <text:list-item>
          <text:p text:style-name="P13">Peticions de petits clients: arriben per telèfon o per correu electrònic, per tant, són necessàries unes persones que entrin manualment aquestes dades als fulls de càlcul.</text:p>
        </text:list-item>
        <text:list-item>
          <text:p text:style-name="P13">La confirmació de que el destinatari ha rebut el producte és una firma sobre un document de paper, que el transportista s'encarrega d'entregar al finalitzar la ruta.</text:p>
        </text:list-item>
        <text:list-item>
          <text:p text:style-name="P13">Altres activitats específicament manuals, com la càrrega física dels productes al camió o la conducció dels vehicles, que no tenen possiblitat d'informatitzar-se.</text:p>
        </text:list-item>
      </text:list>
      <text:p text:style-name="P3">D'altra banda, no tenim cap informació sobre com l'empresa porta a terme les activitats de comptabilitat, contractació d'empleats, fixament de preus, etc... En tot cas, es considera que no és un àmbit sobre el qual el client ens hagi demanat actuar, i per tant no ens incumbeix en el desenvolupament del nostre projecte, a no ser que en algun aspecte concret ens pogués aportar alguna millora en el funcionament general de l'empresa (per exemple, existís algun sistema amb el que fos interessant compartir dades a temps real).</text:p>
      <text:p text:style-name="P3"/>
      <text:p text:style-name="P3"/>
      <text:p text:style-name="P3">Aquesta falta d'informatització suposa una pèrdua d'eficiència a l'empresa. La majoria dels processos es podrien optimitzar si els portessin a terme amb l'ajuda parcial o total d'un sistema informàtic. Els àmbits d'actuació són diferents problemes concrets i poc connectats entre si:</text:p>
      <text:list text:style-name="L3">
        <text:list-item>
          <text:p text:style-name="P18">Falta d'optimització de la planificació dels transports: la capacitat dels vehicles no s'utilitza al màxim i es fan quilòmetres evitables.</text:p>
        </text:list-item>
        <text:list-item>
          <text:p text:style-name="P18">Problemes en la confirmació de recepció dels productes. L'actual sistema en documents escrits és poc fiable per la falta de rigorositat dels transportistes a l'hora d'entregar-lo.</text:p>
        </text:list-item>
        <text:list-item>
          <text:p text:style-name="P18">Falta d'un seguiment personalitzat de cada producte que es transporta, per poder informar al client corresponent d'on es troba si aquest ho requereix.</text:p>
        </text:list-item>
        <text:list-item>
          <text:p text:style-name="P18">Falta d'eficiència a l'hora de rebre peticions i anotar-les.</text:p>
        </text:list-item>
      </text:list>
      <text:p text:style-name="P2"/>
      <text:p text:style-name="P2">Objectiu del sistema</text:p>
      <text:p text:style-name="P3"/>
      <text:p text:style-name="P2"/>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36">Need</text:p>
          </table:table-cell>
          <table:table-cell table:style-name="Taula1.A1" office:value-type="string">
            <text:p text:style-name="P37">Priority</text:p>
          </table:table-cell>
          <table:table-cell table:style-name="Taula1.A1" office:value-type="string">
            <text:p text:style-name="P37">Concerns</text:p>
          </table:table-cell>
          <table:table-cell table:style-name="Taula1.A1" office:value-type="string">
            <text:p text:style-name="P37">Current Solution</text:p>
          </table:table-cell>
          <table:table-cell table:style-name="Taula1.E1" office:value-type="string">
            <text:p text:style-name="P37">Proposed Solutions</text:p>
          </table:table-cell>
        </table:table-row>
        <table:table-row>
          <table:table-cell table:style-name="Taula1.A2" office:value-type="string">
            <text:p text:style-name="P5">Student Course Registration</text:p>
          </table:table-cell>
          <table:table-cell table:style-name="Taula1.A2" office:value-type="string">
            <text:p text:style-name="P6"> High</text:p>
          </table:table-cell>
          <table:table-cell table:style-name="Taula1.A2" office:value-type="string">
            <text:p text:style-name="P6"> <text:span text:style-name="T1">Student Course Registration is slow and inefficient.</text:span> </text:p>
          </table:table-cell>
          <table:table-cell table:style-name="Taula1.A2" office:value-type="string">
            <text:p text:style-name="P6"> Currently students must complete a course registration form and submit it to the Registrar. The Registrar takes up to 2 weeks to process the form and another week to send the confirmation back to the student. At this point, any schedule changes due to full courses or student preference require the entire three week process to be repeated. This provides students limited flexibility in selecting their schedule of courses.</text:p>
          </table:table-cell>
          <table:table-cell table:style-name="Taula1.E2" office:value-type="string">
            <text:p text:style-name="P6"> Students would like to have online access to quickly determine course availability and assigned professors.</text:p>
          </table:table-cell>
        </table:table-row>
        <table:table-row>
          <table:table-cell table:style-name="Taula1.A2" office:value-type="string">
            <text:p text:style-name="P5">Early access to Student Grades</text:p>
          </table:table-cell>
          <table:table-cell table:style-name="Taula1.A2" office:value-type="string">
            <text:p text:style-name="P6">Medium</text:p>
          </table:table-cell>
          <table:table-cell table:style-name="Taula1.A2" office:value-type="string">
            <text:p text:style-name="P7">Long delay to get grades, continuous queries to professors.</text:p>
          </table:table-cell>
          <table:table-cell table:style-name="Taula1.A2" office:value-type="string">
            <text:p text:style-name="P6">The final report cards are typically mailed out to the students 8 weeks after the start of the examination period. During this time, students continually phone their professors in attempts to find out their marks sooner</text:p>
          </table:table-cell>
          <table:table-cell table:style-name="Taula1.E2" office:value-type="string">
            <text:p text:style-name="P6">Online access to individual course grades was a recommendation from most students completing the survey.</text:p>
          </table:table-cell>
        </table:table-row>
        <table:table-row>
          <table:table-cell table:style-name="Taula1.A2" office:value-type="string">
            <text:p text:style-name="P5">Low clerical costs</text:p>
          </table:table-cell>
          <table:table-cell table:style-name="Taula1.A2" office:value-type="string">
            <text:p text:style-name="P6">Medium</text:p>
          </table:table-cell>
          <table:table-cell table:style-name="Taula1.A2" office:value-type="string">
            <text:p text:style-name="P7">Clerical effort is time intensive and costly.</text:p>
          </table:table-cell>
          <table:table-cell table:style-name="Taula1.A2" office:value-type="string">
            <text:p text:style-name="P6">The Registrar and 2-3 temporary clerical hires take 400 - 500 hours each term to process the course registration paperwork. Much of this time is spent entering information into the main course registration database and then re-registering students into other courses to resolve schedule conflicts and course availability problems. </text:p>
          </table:table-cell>
          <table:table-cell table:style-name="Taula1.E2" office:value-type="string">
            <text:p text:style-name="P6">Student access to the course registration system would effectively reduce this effort to zero.</text:p>
          </table:table-cell>
        </table:table-row>
      </table:table>
      <text:p text:style-name="Text_20_body"> </text:p>
      <text:p text:style-name="P2"/>
      <text:p text:style-name="P2">Llista d'usuaris i objectius corresponents</text:p>
      <text:p text:style-name="P2"/>
      <text:p text:style-name="P35">Client</text:p>
      <text:p text:style-name="P3"><text:span text:style-name="T2">Representa a:</text:span> qualsevol persona física o jurídica externa a l'empresa que en demana els seus serveis.</text:p>
      <text:p text:style-name="P2">Utilitza el sistema per:</text:p>
      <text:list text:style-name="L4">
        <text:list-item>
          <text:p text:style-name="P22">Fer, modificar o cancel·lar comandes</text:p>
        </text:list-item>
        <text:list-item>
          <text:p text:style-name="P22">Consultar l'estat d'una comanda ja feta</text:p>
        </text:list-item>
        <text:list-item>
          <text:p text:style-name="P22">Demanar un pressupost</text:p>
        </text:list-item>
      </text:list>
      <text:p text:style-name="P2"/>
      <text:p text:style-name="P35">Gestor de comandes</text:p>
      <text:p text:style-name="P3"><text:span text:style-name="T2">Representa a:</text:span> persona encarregada del tracte directe amb els clients que sol·liciten els serveis de l'empresa per via telefònica o personalment. <text:span text:style-name="T3">Té poder de decisió per acceptar o declinar una comanda que li encarregui un client ???????????</text:span></text:p>
      <text:p text:style-name="P2">Utilitza el sistema per: </text:p>
      <text:list text:style-name="L4">
        <text:list-item>
          <text:p text:style-name="P22">Fer, modificar o cancel·lar comandes</text:p>
        </text:list-item>
        <text:list-item>
          <text:p text:style-name="P22">Consultar l'estat d'una comanda ja feta</text:p>
        </text:list-item>
        <text:list-item>
          <text:p text:style-name="P22">Demanar un pressupost</text:p>
        </text:list-item>
      </text:list>
      <text:p text:style-name="P3">Sempre per encàrreg d'un client. <text:span text:style-name="T3">Excepte cancel·lar una comanda????</text:span></text:p>
      <text:p text:style-name="P3"/>
      <text:p text:style-name="P35">Planificador de comandes</text:p>
      <text:p text:style-name="P3"><text:span text:style-name="T2">Representa a:</text:span> supervisor/planificador de la distribució comanda-camió-destí que es fa diàriament a l'empresa. Si hi ha poc volum de comandes, pot ser físicament la mateixa persona que el gestor de comandes.</text:p>
      <text:p text:style-name="P2">Utilitza el sistema per:</text:p>
      <text:list text:style-name="L5">
        <text:list-item>
          <text:p text:style-name="P25">Supervisar l'assignació de totes les comandes a uns determinats vehicles, i a cada un d'aquests vehicles una ruta determinada.</text:p>
        </text:list-item>
        <text:list-item>
          <text:p text:style-name="P25">Autoritzar o no la contractació temporal de vehicles externs (per cobrir puntes de feina).</text:p>
        </text:list-item>
      </text:list>
      <text:p text:style-name="P3"/>
      <text:p text:style-name="P35">Transportista</text:p>
      <text:p text:style-name="P3"><text:span text:style-name="T2">Representa a:</text:span> conductor d'un vehicle a càrrec de l'empresa (ja sigui propi o subcontractat).</text:p>
      <text:p text:style-name="P2">Utilitza el sistema per:</text:p>
      <text:list text:style-name="L6">
        <text:list-item>
          <text:p text:style-name="P27">Marcar la càrrega o descàrrega d'un paquet del seu vehicle.</text:p>
        </text:list-item>
        <text:list-item>
          <text:p text:style-name="P27">Acceptar confirmació de rebuda del paquet per part de la persona que el rep.</text:p>
        </text:list-item>
      </text:list>
      <text:p text:style-name="P3"/>
      <text:p text:style-name="P35">Receptor</text:p>
      <text:p text:style-name="P3"><text:span text:style-name="T2">Representa a:</text:span> qualsevol persona física o jurídica externa a l'empresa que rep un paquet que li ha enviat un Client per mitjà d'una comanda feta a l'empresa.</text:p>
      <text:p text:style-name="P2">Utilitza el sistema per:</text:p>
      <text:list text:style-name="L4">
        <text:list-item>
          <text:p text:style-name="P22">Confirmar que ha rebut el paquet.</text:p>
        </text:list-item>
      </text:list>
      <text:p text:style-name="P3"/>
      <text:p text:style-name="P35">Sistema???</text:p>
      <text:p text:style-name="P2"/>
      <text:p text:style-name="P2"/>
      <text:p text:style-name="P2">Característiques principals del sistema a construïr</text:p>
      <text:p text:style-name="P2"/>
      <text:p text:style-name="P2"/>
      <text:p text:style-name="P2"/>
      <text:p text:style-name="P2">Beneficis que aportarà el sistema</text:p>
      <text:p text:style-name="P2"/>
      <text:p text:style-name="P2"/>
      <text:p text:style-name="P2"/>
      <text:p text:style-name="P2"/>
      <text:p text:style-name="P4">???? POTSER MILLOR PARLAR SEMPRE DE PAQUETS I NO DE PRODUCTES???</text:p>
      <text:p text:style-name="P4"/>
      <text:p text:style-name="P4">???? ANEM A BUSCAR ELS PAQUETS ALLÀ ON ENS DIU EL CLIENT OI? FALTA POSAR-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LCFIB UPC</meta:initial-creator>
    <meta:creation-date>2008-03-05T19:20:40</meta:creation-date>
    <dc:creator>LCFIB UPC</dc:creator>
    <dc:date>2008-03-10T19:54:43</dc:date>
    <dc:language>es-ES</dc:language>
    <meta:editing-cycles>10</meta:editing-cycles>
    <meta:editing-duration>PT2H32M16S</meta:editing-duration>
    <meta:user-defined meta:name="Info 1"/>
    <meta:user-defined meta:name="Info 2"/>
    <meta:user-defined meta:name="Info 3"/>
    <meta:user-defined meta:name="Info 4"/>
    <meta:document-statistic meta:table-count="1" meta:image-count="0" meta:object-count="0" meta:page-count="3" meta:paragraph-count="73" meta:word-count="1050" meta:character-count="6748"/>
  </office:meta>
</office:document-meta>
</file>